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39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1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2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4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5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7" style:family="paragraph" style:parent-style-name="Standard">
      <style:paragraph-properties fo:margin-left="0.182cm" fo:margin-right="0cm" fo:line-height="100%" fo:text-indent="0cm" style:auto-text-indent="false"/>
    </style:style>
    <style:style style:name="P48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9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0.051cm" fo:margin-right="0cm" fo:line-height="100%" fo:text-indent="0cm" style:auto-text-indent="false"/>
    </style:style>
    <style:style style:name="P51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3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4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Arial" style:font-weight-asian="bold" style:font-name-complex="Arial"/>
    </style:style>
    <style:style style:name="T5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7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8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9" style:family="text">
      <style:text-properties style:font-name="Arial" fo:font-size="9pt" style:font-name-asian="Arial" style:font-size-asian="9pt" style:font-name-complex="Arial"/>
    </style:style>
    <style:style style:name="T10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13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4" style:family="text">
      <style:text-properties style:font-name="Arial" fo:font-size="10pt" style:font-name-asian="Arial" style:font-size-asian="10pt" style:font-name-complex="Arial" style:font-size-complex="10pt"/>
    </style:style>
    <style:style style:name="T15" style:family="text">
      <style:text-properties style:letter-kerning="false" style:font-size-complex="10pt"/>
    </style:style>
    <style:style style:name="T16" style:family="text">
      <style:text-properties fo:font-size="10pt" fo:font-weight="bold" style:font-size-asian="10pt" style:font-weight-asian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0000" loext:opacity="100%" style:font-name="Times New Roman" fo:font-size="9pt" fo:font-weight="bold" style:letter-kerning="false" style:font-name-asian="Times New Roman" style:font-size-asian="9pt" style:font-weight-asian="bold" style:font-name-complex="Times New Roman" style:font-size-complex="9pt"/>
    </style:style>
    <style:style style:name="T19" style:family="text">
      <style:text-properties fo:color="#000000" loext:opacity="100%" style:letter-kerning="false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7"><text:s/><text:bookmark text:name="_GoBack"/></text:p>
      <text:list xml:id="list2845517985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3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3">IX. INFERENCIAS DE DOS POBLACIONES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5">9.1 EXPLICA VERBALMENTE, SIN ERROR DE CONCEPTO, LAS SITUACIONES EN DONDE SE REALIZAN COMPARACIONES ENTRE LOS PARAMETROS (MEDIAS Y VARIANZAS) DE DOS POBLACIONES. </text:span></text:p>
            <text:p text:style-name="P3"><text:span text:style-name="T5">9.2 DESCRIBE VERBALMENTE, SIN ERROR DE CONCEPTO, EL PROCEDIMIENTO DE ANALISIS DE MUESTRAS INDEPENDIENTES DE DOS O MAS POBLACIONES, SIN OMITIR NINGUN PASO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12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12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12">Campo Militar No. 1-K, Lomas de San Isidro, México, <text:s/>Miércoles 16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12">(J) Situación problema: (conflicto cognitivo</text:span><text:span text:style-name="T4">)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1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12">¿Cuál es el concepto de comparación de dos poblaciones?</text:span></text:p>
            <text:p text:style-name="P1"><text:span text:style-name="T12">¿Cuál es el concepto de muestras independientes de dos o más poblacione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5"><text:span text:style-name="T5">IDENTIFICA MEDIANTE LA SOLUCION DE PROBLEMAS LA VALIDEZ DE LAS SUPOSICIONES SOBRE LOS PARAMETROS DE DOS POBLACIONE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1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12">(L) Metodología a desarrollar:</text:span><text:span text:style-name="T9"> </text:span></text:p>
          </table:table-cell>
          <table:table-cell table:style-name="Tabla1.A3" table:number-columns-spanned="3" office:value-type="string">
            <text:p text:style-name="P27">(M) Actividades del Mediador: 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7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12">(P) Indicadores de desempeño:</text:span><text:span text:style-name="T16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10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993492320" text:style-name="WW8Num7">
              <text:list-item>
                <text:p text:style-name="P37">Se menciona el propósito del tema.</text:p>
              </text:list-item>
              <text:list-item>
                <text:p text:style-name="P38">Se realizan las preguntas del Conflicto Cognitivo. </text:p>
              </text:list-item>
              <text:list-item>
                <text:p text:style-name="P38">Se dan las instrucciones pertinentes sobre las estrategias de trabajo.</text:p>
              </text:list-item>
              <text:list-item>
                <text:p text:style-name="P38">Se da realimentación sobre el trabajo realizado, al personal discente</text:p>
              </text:list-item>
            </text:list>
            <text:p text:style-name="P39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13">Aplica los procedimientos de análisis de muestras independientes de dos o más poblaciones.</text:span></text:p>
          </table:table-cell>
          <table:covered-table-cell/>
          <table:table-cell table:style-name="Tabla1.G11" table:number-columns-spanned="3" office:value-type="string">
            <text:list xml:id="list39339772" text:style-name="WW8Num5">
              <text:list-item>
                <text:p text:style-name="P40">Pintarrón</text:p>
              </text:list-item>
              <text:list-item>
                <text:p text:style-name="P40">Marcadores para pintarrón</text:p>
              </text:list-item>
              <text:list-item>
                <text:p text:style-name="P40">Videoproyector</text:p>
              </text:list-item>
              <text:list-item>
                <text:p text:style-name="P41"><text:span text:style-name="T1">Internet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645239537919" text:continue-numbering="true" text:style-name="WW8Num5">
              <text:list-item>
                <text:p text:style-name="P43">Capacidad de abstracción.</text:p>
              </text:list-item>
              <text:list-item>
                <text:p text:style-name="P43">Capacidad de análisis.</text:p>
              </text:list-item>
              <text:list-item>
                <text:p text:style-name="P42">Creatividad.</text:p>
              </text:list-item>
              <text:list-item>
                <text:p text:style-name="P42">Trabajo colaborativo.</text:p>
              </text:list-item>
              <text:list-item>
                <text:p text:style-name="P42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4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779166096" text:style-name="WW8Num3">
              <text:list-item>
                <text:p text:style-name="P45"><text:span text:style-name="T7">120 minutos en total.</text:span></text:p>
              </text:list-item>
              <text:list-item>
                <text:p text:style-name="P46">20 minutos de receso intercalados</text:p>
              </text:list-item>
              <text:list-item>
                <text:p text:style-name="P46">5 minutos de encuadre.</text:p>
              </text:list-item>
              <text:list-item>
                <text:p text:style-name="P46">5 minutos para explicar el <text:soft-page-break/>desarrollo de la dinámica de trabajo.</text:p>
              </text:list-item>
              <text:list-item>
                <text:p text:style-name="P45"><text:span text:style-name="T6">15 minutos para dar retroalimentación sobre las tareas y evidencias desarrolladas por los discentes en las clases anteriores.</text:span></text:p>
              </text:list-item>
              <text:list-item>
                <text:p text:style-name="P45"><text:span text:style-name="T6">60 minutos para la aplicación de </text:span><text:span text:style-name="T8">procedimientos de análisis de muestras independientes de dos o más poblaciones</text:span><text:span text:style-name="T6">.</text:span></text:p>
              </text:list-item>
              <text:list-item>
                <text:p text:style-name="P46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3">(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2">¿Qué tan preciso le pareció a usted el aprendizaje adquirido?</text:p>
            <text:p text:style-name="P1"><text:span text:style-name="T4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7"><text:span text:style-name="T4">(S) Momentos de evaluación:</text:span><text:span text:style-name="T12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8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9">(U) Instrumentos de evaluación </text:p>
          </table:table-cell>
          <table:covered-table-cell/>
          <table:table-cell table:style-name="Tabla1.A1" table:number-columns-spanned="2" office:value-type="string">
            <text:p text:style-name="P50"><text:span text:style-name="T4">(V)Producto final:</text:span><text:span text:style-name="T7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13">( <text:s/>) </text:p>
          </table:table-cell>
          <table:table-cell table:style-name="Tabla1.D20" table:number-rows-spanned="3" table:number-columns-spanned="3" office:value-type="string">
            <text:p text:style-name="Standard"><text:span text:style-name="T13">Sistematizar e interpretar la información vertida por el personal discente, para dar la realimentación requerida.</text:span><text:span text:style-name="T17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512672802" text:style-name="WW8Num4">
              <text:list-item>
                <text:p text:style-name="P51"><text:span text:style-name="T12">Lista de cotejo o verificación.</text:span></text:p>
              </text:list-item>
              <text:list-item>
                <text:p text:style-name="P52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12">Ilustración de la aplicación de procedimientos de análisis de muestras independientes de dos o más poblacione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13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1"><text:s/></text:p>
            <text:p text:style-name="P11">(W)Elaboró: Mediador.</text:p>
            <text:p text:style-name="P11">C. I.I. en E. </text:p>
            <text:p text:style-name="P2"/>
            <text:p text:style-name="P53">Lamberto Maza Casas</text:p>
            <text:p text:style-name="P53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1"><text:s/></text:p>
            <text:p text:style-name="P11"><text:s/>Vo. <text:s text:c="17"/>Bo. </text:p>
            <text:p text:style-name="P2"><text:span text:style-name="T12">EL Tte. Cor. I. I., Jefe Sec. Académica. </text:span></text:p>
            <text:p text:style-name="P2"/>
            <text:p text:style-name="P55">Omar Luna Ramírez</text:p>
            <text:p text:style-name="P54"><text:span text:style-name="T12">(</text:span><text:span text:style-name="T11">C-822090</text:span><text:span text:style-name="T12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7T22:10:00</meta:creation-date>
    <dc:creator>Moshkodo Moshkodoi</dc:creator>
    <dc:date>2021-03-16T08:20:00</dc:date>
    <meta:print-date>2019-10-03T23:31:00</meta:print-date>
    <meta:editing-cycles>11</meta:editing-cycles>
    <meta:editing-duration>PT22M</meta:editing-duration>
    <meta:document-statistic meta:table-count="1" meta:image-count="0" meta:object-count="0" meta:page-count="2" meta:paragraph-count="86" meta:word-count="462" meta:character-count="3487" meta:non-whitespace-character-count="2609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